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808426" calcext:value-type="float">
            <text:p>-2.81E-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28258" calcext:value-type="float">
            <text:p>-2.23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43224" calcext:value-type="float">
            <text:p>-1.44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555267" calcext:value-type="float">
            <text:p>-3.56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778448" calcext:value-type="float">
            <text:p>-8.78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087645" calcext:value-type="float">
            <text:p>-8.09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.229006" calcext:value-type="float">
            <text:p>-9.23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.43718" calcext:value-type="float">
            <text:p>-1.14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.35359" calcext:value-type="float">
            <text:p>-1.04E+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.99146" calcext:value-type="float">
            <text:p>-1.20E+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32284" calcext:value-type="float">
            <text:p>-1.23E+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3.86529" calcext:value-type="float">
            <text:p>-1.39E+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9.51748" calcext:value-type="float">
            <text:p>-1.95E+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7.1661" calcext:value-type="float">
            <text:p>-2.72E+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3.35653" calcext:value-type="float">
            <text:p>-3.34E+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8.63377" calcext:value-type="float">
            <text:p>-3.86E+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3.15011" calcext:value-type="float">
            <text:p>-4.32E+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7.15114" calcext:value-type="float">
            <text:p>-4.72E+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0.52443" calcext:value-type="float">
            <text:p>-5.05E+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3.51779" calcext:value-type="float">
            <text:p>-5.35E+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55.92082" calcext:value-type="float">
            <text:p>-5.59E+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8.47973" calcext:value-type="float">
            <text:p>-5.85E+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0.5002" calcext:value-type="float">
            <text:p>-6.05E+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2.48536" calcext:value-type="float">
            <text:p>-6.25E+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4.23753" calcext:value-type="float">
            <text:p>-6.42E+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65.6807" calcext:value-type="float">
            <text:p>-6.57E+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67.15373" calcext:value-type="float">
            <text:p>-6.72E+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68.37029" calcext:value-type="float">
            <text:p>-6.84E+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9.55611" calcext:value-type="float">
            <text:p>-6.96E+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70.62014" calcext:value-type="float">
            <text:p>-7.06E+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1.73818" calcext:value-type="float">
            <text:p>-7.17E+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72.63002" calcext:value-type="float">
            <text:p>-7.26E+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73.49268" calcext:value-type="float">
            <text:p>-7.35E+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74.34885" calcext:value-type="float">
            <text:p>-7.43E+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75.08125" calcext:value-type="float">
            <text:p>-7.51E+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75.79391" calcext:value-type="float">
            <text:p>-7.58E+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76.53011" calcext:value-type="float">
            <text:p>-7.65E+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77.07556" calcext:value-type="float">
            <text:p>-7.71E+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77.70221" calcext:value-type="float">
            <text:p>-7.77E+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78.20936" calcext:value-type="float">
            <text:p>-7.82E+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78.78659" calcext:value-type="float">
            <text:p>-7.88E+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79.23622" calcext:value-type="float">
            <text:p>-7.92E+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79.82047" calcext:value-type="float">
            <text:p>-7.98E+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80.09223" calcext:value-type="float">
            <text:p>-8.01E+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80.58224" calcext:value-type="float">
            <text:p>-8.06E+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80.95023" calcext:value-type="float">
            <text:p>-8.10E+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81.32502" calcext:value-type="float">
            <text:p>-8.13E+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81.73641" calcext:value-type="float">
            <text:p>-8.17E+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81.97131" calcext:value-type="float">
            <text:p>-8.20E+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82.35966" calcext:value-type="float">
            <text:p>-8.24E+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82.57583" calcext:value-type="float">
            <text:p>-8.26E+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82.87357" calcext:value-type="float">
            <text:p>-8.29E+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83.12553" calcext:value-type="float">
            <text:p>-8.31E+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83.52673" calcext:value-type="float">
            <text:p>-8.35E+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83.75023" calcext:value-type="float">
            <text:p>-8.38E+0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83.92885" calcext:value-type="float">
            <text:p>-8.39E+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84.21808" calcext:value-type="float">
            <text:p>-8.42E+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84.44969" calcext:value-type="float">
            <text:p>-8.44E+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84.67029" calcext:value-type="float">
            <text:p>-8.47E+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84.80479" calcext:value-type="float">
            <text:p>-8.48E+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85.06164" calcext:value-type="float">
            <text:p>-8.51E+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85.23175" calcext:value-type="float">
            <text:p>-8.52E+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85.47489" calcext:value-type="float">
            <text:p>-8.55E+0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85.54656" calcext:value-type="float">
            <text:p>-8.55E+0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85.87065" calcext:value-type="float">
            <text:p>-8.59E+0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85.92377" calcext:value-type="float">
            <text:p>-8.59E+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86.06685" calcext:value-type="float">
            <text:p>-8.61E+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86.33392" calcext:value-type="float">
            <text:p>-8.63E+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86.43287" calcext:value-type="float">
            <text:p>-8.64E+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86.52394" calcext:value-type="float">
            <text:p>-8.65E+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86.6284" calcext:value-type="float">
            <text:p>-8.66E+0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86.83919" calcext:value-type="float">
            <text:p>-8.68E+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86.95176" calcext:value-type="float">
            <text:p>-8.70E+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87.01317" calcext:value-type="float">
            <text:p>-8.70E+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87.03891" calcext:value-type="float">
            <text:p>-8.70E+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87.25902" calcext:value-type="float">
            <text:p>-8.73E+0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87.5171" calcext:value-type="float">
            <text:p>-8.75E+0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87.56884" calcext:value-type="float">
            <text:p>-8.76E+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87.63445" calcext:value-type="float">
            <text:p>-8.76E+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87.68627" calcext:value-type="float">
            <text:p>-8.77E+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87.84796" calcext:value-type="float">
            <text:p>-8.78E+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88.03701" calcext:value-type="float">
            <text:p>-8.80E+0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88.16572" calcext:value-type="float">
            <text:p>-8.82E+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88.2665" calcext:value-type="float">
            <text:p>-8.83E+0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88.30708" calcext:value-type="float">
            <text:p>-8.83E+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88.33058" calcext:value-type="float">
            <text:p>-8.83E+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88.43801" calcext:value-type="float">
            <text:p>-8.84E+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88.46997" calcext:value-type="float">
            <text:p>-8.85E+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88.6643" calcext:value-type="float">
            <text:p>-8.87E+0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88.72713" calcext:value-type="float">
            <text:p>-8.87E+0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88.81877" calcext:value-type="float">
            <text:p>-8.88E+0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88.89653" calcext:value-type="float">
            <text:p>-8.89E+0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89.02632" calcext:value-type="float">
            <text:p>-8.90E+0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89.03707" calcext:value-type="float">
            <text:p>-8.90E+0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89.12235" calcext:value-type="float">
            <text:p>-8.91E+0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89.18245" calcext:value-type="float">
            <text:p>-8.92E+0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89.2861" calcext:value-type="float">
            <text:p>-8.93E+0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89.3894" calcext:value-type="float">
            <text:p>-8.94E+0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89.36418" calcext:value-type="float">
            <text:p>-8.94E+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89.5316" calcext:value-type="float">
            <text:p>-8.95E+0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89.433" calcext:value-type="float">
            <text:p>-8.94E+0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89.45342" calcext:value-type="float">
            <text:p>-8.95E+0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89.4436" calcext:value-type="float">
            <text:p>-8.94E+0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89.52449" calcext:value-type="float">
            <text:p>-8.95E+0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89.65757" calcext:value-type="float">
            <text:p>-8.97E+0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89.78576" calcext:value-type="float">
            <text:p>-8.98E+0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89.76128" calcext:value-type="float">
            <text:p>-8.98E+0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89.7363" calcext:value-type="float">
            <text:p>-8.97E+0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89.80971" calcext:value-type="float">
            <text:p>-8.98E+0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89.93529" calcext:value-type="float">
            <text:p>-8.99E+0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90.02472" calcext:value-type="float">
            <text:p>-9.00E+0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90.19658" calcext:value-type="float">
            <text:p>-9.02E+0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90.27814" calcext:value-type="float">
            <text:p>-9.03E+0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90.25593" calcext:value-type="float">
            <text:p>-9.03E+0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90.13354" calcext:value-type="float">
            <text:p>-9.01E+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90.23179" calcext:value-type="float">
            <text:p>-9.02E+0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90.52414" calcext:value-type="float">
            <text:p>-9.05E+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90.52843" calcext:value-type="float">
            <text:p>-9.05E+0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90.43712" calcext:value-type="float">
            <text:p>-9.04E+0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90.54608" calcext:value-type="float">
            <text:p>-9.05E+0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90.80493" calcext:value-type="float">
            <text:p>-9.08E+0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90.58007" calcext:value-type="float">
            <text:p>-9.06E+0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90.65231" calcext:value-type="float">
            <text:p>-9.07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1:29.535673480</meta:creation-date>
    <dc:date>2017-05-30T17:31:57.077131044</dc:date>
    <meta:editing-duration>PT27S</meta:editing-duration>
    <meta:editing-cycles>2</meta:editing-cycles>
    <meta:generator>LibreOffice/5.3.1.2$Linux_X86_64 LibreOffice_project/30m0$Build-2</meta:generator>
    <meta:document-statistic meta:table-count="1" meta:cell-count="246" meta:object-count="0"/>
  </office:meta>
</office:document-meta>
</file>